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48pt" style:font-size-asian="48pt" style:font-size-complex="48pt"/>
    </style:style>
    <style:style style:name="P2"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style="italic" fo:font-weight="bold" style:font-size-asian="12pt" style:font-style-asian="italic" style:font-weight-asian="bold" style:font-size-complex="12pt" style:font-style-complex="italic" style:font-weight-complex="bold"/>
    </style:style>
    <style:style style:name="P5"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7" style:family="paragraph" style:parent-style-name="Standard">
      <style:paragraph-properties fo:text-align="start" style:justify-single-word="false"/>
      <style:text-properties fo:color="#579d1c"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fo:color="#7e0021" fo:font-size="12pt" fo:font-style="normal" fo:font-weight="normal" style:font-size-asian="12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fo:color="#83caff" fo:font-size="12pt" fo:font-style="normal"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color="#314004"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fo:color="#aecf00" fo:font-size="12pt" fo:font-style="normal" fo:font-weight="normal"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fo:color="#4b1f6f" fo:font-size="12pt" fo:font-style="normal" fo:font-weight="normal" style:font-size-asian="12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fo:color="#ff950e" fo:font-size="12pt" fo:font-style="normal" fo:font-weight="normal" style:font-size-asian="12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fo:color="#c5000b" fo:font-size="12pt" fo:font-style="normal" fo:font-weight="normal" style:font-size-asian="12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fo:color="#0084d1" fo:font-size="12pt" fo:font-style="normal" fo:font-weight="normal" style:font-size-asian="12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color="#000000" fo:font-size="12pt" fo:font-style="normal" fo:font-weight="normal" style:font-size-asian="12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color="#000000" fo:font-size="12pt" fo:font-style="normal" fo:font-weight="bold" style:font-size-asian="12pt" style:font-style-asian="normal" style:font-weight-asian="bold" style:font-size-complex="12pt" style:font-style-complex="normal" style:font-weight-complex="bold"/>
    </style:style>
    <style:style style:name="P18" style:family="paragraph" style:parent-style-name="Standard">
      <style:paragraph-properties fo:text-align="start" style:justify-single-word="false"/>
      <style:text-properties fo:color="#000000" fo:font-size="12pt" fo:font-style="italic" fo:font-weight="bold" style:font-size-asian="12pt" style:font-style-asian="italic" style:font-weight-asian="bold" style:font-size-complex="12pt" style:font-style-complex="italic"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ubarak</text:p>
      <text:p text:style-name="P1"/>
      <text:p text:style-name="P2">Outcome of Document</text:p>
      <text:p text:style-name="P2"/>
      <text:p text:style-name="P3">The outcome of this document is to provide intelligence to services of all types in the field of subversion of politics in the Middle East arena. <text:s/>There can be no doubt Great White Brotherhood is involved heavily there, and we will see that in the following. <text:s/>With Allah SWT's privilege:</text:p>
      <text:p text:style-name="P3"/>
      <text:p text:style-name="P4">There is assertion that Kingdom of Saudi Arabia is a threat, that must be extinguished if work is to proceed rightly. <text:s/>There can be no assertion otherwise, Brotherhood exists in their ranks and will be expiated rightly.</text:p>
      <text:p text:style-name="P4"/>
      <text:p text:style-name="P5">Thank you, Allah SWT. <text:s/>Let us proceed with roll call. <text:s/>Shall we?</text:p>
      <text:p text:style-name="P5"/>
      <text:p text:style-name="P6">Roll Call</text:p>
      <text:p text:style-name="P6"/>
      <text:p text:style-name="P7">Central Intelligence Agency: Central is here, over and out.</text:p>
      <text:p text:style-name="P5"/>
      <text:p text:style-name="P8">Royal Canadian Mounted Police: RCMP declares war against Brotherhood.</text:p>
      <text:p text:style-name="P5"/>
      <text:p text:style-name="P9">[Redacted]: Gung ho we go, Matt!</text:p>
      <text:p text:style-name="P5"/>
      <text:p text:style-name="P10">Department of Defense: We're in dude, over.</text:p>
      <text:p text:style-name="P5"/>
      <text:p text:style-name="P11">China: We are involved heavily dear sir, knowledge comes to you.</text:p>
      <text:p text:style-name="P5"/>
      <text:p text:style-name="P12">Russia: Davai, we have interest exceeding the mandate!</text:p>
      <text:p text:style-name="P5"/>
      <text:p text:style-name="P13">[Redacted]: [Redacted] approves this document's writing, therein know us well on this, we see fit to reveal them entirely here.</text:p>
      <text:p text:style-name="P5"/>
      <text:p text:style-name="P14">Kingdom of Saudi Arabia: We have words for them who try to stop us plain, but know we wish to know more from Djinn who sit here at our table apparently. <text:s/>Know that well.</text:p>
      <text:p text:style-name="P5"/>
      <text:p text:style-name="P15">Djinn: We declare love for that one who uttered that, do know it we respond to him with this segment of ours! <text:s/>Arooo!</text:p>
      <text:p text:style-name="P15"/>
      <text:p text:style-name="P16">And so be it. <text:s/>Onto the first entry.</text:p>
      <text:p text:style-name="P16"/>
      <text:p text:style-name="P17">Entry #1</text:p>
      <text:p text:style-name="P17"/>
      <text:p text:style-name="P16">Do know certain love for forces that work among you, for certainly counted among those are patriots. <text:s/>Know it full well that we write together for this reason, that oneness is submission to Allah SWT and <text:soft-page-break/>know it well that he presides over these entries. <text:s/>The first entry is as follows: <text:s/>Know well within the Baka Lumi there is a tragedy that exposes your nonsense for what it is, but condemns those who believe in it. <text:s/>What documents do you profess to have regarding them and this situation? <text:s/>Give about 20 minutes to put that together.</text:p>
      <text:p text:style-name="P16"/>
      <text:p text:style-name="P7">Central Intelligence Agency: Our wording is as follows: the love incarnate in the world does not rely on knowledge to exist, that it does that through means we know as emotional and from a certain force Allah seemingly provides to us daily, that is our interpretation of their particular doing.</text:p>
      <text:p text:style-name="P5"/>
      <text:p text:style-name="P8">Royal Canadian Mounted Police: RCMP say the Baka Lumi operates in Canada as well, we're monitoring them for activity in malicious activity, operating in Canada far and wide.</text:p>
      <text:p text:style-name="P5"/>
      <text:p text:style-name="P9">[Redacted]: You know, it certainly tells a tale when people appear in random places when there's no door there. <text:s/>We know it of their type to do this, so we estimate there is a proceeding which takes place to transport them from some other place.</text:p>
      <text:p text:style-name="P5"/>
      <text:p text:style-name="P10">Department of Defense: We follow up with the wording of our choice, that is to say Baka Lumi will know us in the future if money laundering keeps up.</text:p>
      <text:p text:style-name="P5"/>
      <text:p text:style-name="P11">China: We assert to know these types and pursue them daily, without regard to their safety I might add.</text:p>
      <text:p text:style-name="P5"/>
      <text:p text:style-name="P12">Russia: Russia acknowledges the group, and wishes to see them gone.</text:p>
      <text:p text:style-name="P5"/>
      <text:p text:style-name="P13">[Redacted]: We allow certain messages to be delivered, so know this: Baka Lumi will get it from us if they threaten the PM again.</text:p>
      <text:p text:style-name="P5"/>
      <text:p text:style-name="P14">Kingdom of Saudi Arabia: The Kingdom of Saudi Arabia declares war over these allegations, that much is certain!</text:p>
      <text:p text:style-name="P5"/>
      <text:p text:style-name="P15">Djinn: We do regard their input here, but note the following about Baka Lumi, that they are capable of extinguishing them for this thought if the document persists to be revealed, keep it safe Matt.</text:p>
      <text:p text:style-name="P15"/>
      <text:p text:style-name="P16">And so it shall be for them, though that is a sad remark. <text:s/>I will inquire on something later, on with the next part.</text:p>
      <text:p text:style-name="P16"/>
      <text:p text:style-name="P17">Entry #2</text:p>
      <text:p text:style-name="P17"/>
      <text:p text:style-name="P16">Before all can be considered good of others, one must root out the cause of their problem, in that people love to see Qur'an and not read it. <text:s/>Therefore I encourage all of you to participate in wild imaginings about what to do to provide Qur'an to people in the meantime. <text:s/>Therein assert this in your segment, that one thing or another led you to believe otherwise of Qur'an and that is a true tale all over your Middle East world. <text:s/>Give it 20 minutes to conclude thoroughly upon it.</text:p>
      <text:p text:style-name="P16"/>
      <text:p text:style-name="P7">Central Intelligence Agency: Our wording is as follows: <text:s/>We love Qur'an today, but yesteryear we were obliged to consider reward for doing Jihad was frugal at best. <text:s/>Know it love from us on this regard today, that we see wrongdoing from good-doing, amen.</text:p>
      <text:p text:style-name="P5"/>
      <text:p text:style-name="P8">Royal Canadian Mounted Police: RCMP wants people to know we considered a threat what we wish to save today.</text:p>
      <text:p text:style-name="P5"><text:soft-page-break/></text:p>
      <text:p text:style-name="P9">[Redacted]: All words aside, the right thing to do is fight for country, and God's cause amen. <text:s/>Know it well we thought otherwise of those seeking certain goals, but see it rightly today.</text:p>
      <text:p text:style-name="P5"/>
      <text:p text:style-name="P10">Department of Defense: Our knowledge is this Matt, we love Islam but forbid it from seeking personal gain from expulsion of rhetoric such as doctrine from all angles for the sake of it being Western. <text:s/>That turns us off quite a bit about it.</text:p>
      <text:p text:style-name="P5"/>
      <text:p text:style-name="P11">China: China wishes to disband the religion entirely, begone with it!</text:p>
      <text:p text:style-name="P5"/>
      <text:p text:style-name="P12">Russia: Russia sees Islam as reasonable, but admits a fair tale we see Matt dismissing sometimes, that much is known here for it.</text:p>
      <text:p text:style-name="P5"/>
      <text:p text:style-name="P13">[Redacted]: [Redacted] acknowledges we are against terrorists who seek to use this to harm us, but know true pursuit of it lies in certainty of Matt's tale about the Jihad, know it that we see his words on it and love that mostly, to pursue it rightly is a good thing.</text:p>
      <text:p text:style-name="P5"/>
      <text:p text:style-name="P14">Kingdom of Saudi Arabia: We word it this way: the love stemming from knowledge of Qur'an surpasses that love of anything else, know it we saw some things and turned away in part because we were scared to admit, but know certainly we see things today that prove it to be well and right overall, that we acknowledge our wrongdoing forthright.</text:p>
      <text:p text:style-name="P5"/>
      <text:p text:style-name="P15">Djinn: <text:s/>We offer respect to those who consider that, and offer that our petition was that Islam was made by humans and inherently evil as a result. <text:s/>We believe it completely now for sure, but that was a tale of our past amen.</text:p>
      <text:p text:style-name="P15"/>
      <text:p text:style-name="P16">And certainly Allah SWT is on the side of those who repent. <text:s/>Let us continue with the next chapter, only concluding that certainly despots use this knowledge in many ways to continue corrupting people against the teachings, a form of liberalism not approved, achieved through dominance.</text:p>
      <text:p text:style-name="P16"/>
      <text:p text:style-name="P17">Entry #3</text:p>
      <text:p text:style-name="P17"/>
      <text:p text:style-name="P16">Know it full well Baka Lumi pursues those who have knowledge of this work. <text:s/>I seek to reveal certain foes in their ranks, namely David Sukovsky and Preston Vargas, that they both exist in Syria to date and knowledge on their doing is integral to taking down the operation entirely. <text:s/>Know the funding in your assertion here, and the whereabouts in their past history. <text:s/>Know fully they intend to disband with the world, so fear not where this information travels. <text:s/>Give it about 20 minutes.</text:p>
      <text:p text:style-name="P16"/>
      <text:p text:style-name="P7">Central Intelligence Agency: We have words for this one. <text:s/>David lived in North-west Damascus from the period extending from 2018 to 2022, there he lived and stayed for a long time cooped up but knew intelligence from his source, Preston Vargas throughout that period. <text:s/>They shared a bit, then left it at that after a time. <text:s/>Now his whereabouts are unknown and to date we have no other intelligence on him.</text:p>
      <text:p text:style-name="P5"/>
      <text:p text:style-name="P8">Royal Canadian Mounted Police: <text:s/>RCMP declare no right to intervene here.</text:p>
      <text:p text:style-name="P5"/>
      <text:p text:style-name="P9">[Redacted]: We have Sukovsky entering Canada for a period during 2018, before he left for Syria. <text:s/>He went to the temple in Saskatchewan Matt alluded to in a report earlier, knowing what to do he left and went there for the period alluded to by CIA. <text:s/>That would end our part however.</text:p>
      <text:p text:style-name="P5"/>
      <text:p text:style-name="P10"><text:soft-page-break/>Department of Defense: <text:s/>We add David lived in Somalia for a period extending from 2014 to 2019, but that by our book which was flawed by logic of the argument above. <text:s/>If need be, we'll address him in the future but for now leave it at odds with him.</text:p>
      <text:p text:style-name="P5"/>
      <text:p text:style-name="P11">China: We know his persona, that of David and Preston Jarvis, that is asserted by us no further than that I'm afraid.</text:p>
      <text:p text:style-name="P5"/>
      <text:p text:style-name="P12">Russia: Russia lives in despair that these two vermin escape us! <text:s/>Know it well, we wish their death for things done about our people, know it well amen.</text:p>
      <text:p text:style-name="P5"/>
      <text:p text:style-name="P13">[Redacted]: [Redacted] asserts that laughter can be of no avail when it comes to our pursuit of them, we see them interrogating a citizen with our privilege and wonder how that came to be. <text:s/>Know it well that we escape reason to avoid doing this sooner.</text:p>
      <text:p text:style-name="P5"/>
      <text:p text:style-name="P14">Kingdom of Saudi Arabia: There can be no assertion proving his intent to perjure this nation, but do know his criminal activity is noted in our logs as mischief against the people, we see him as a certain threat but do not mitigate him at this time, amen.</text:p>
      <text:p text:style-name="P5"/>
      <text:p text:style-name="P15">Djinn: We honor it to know they are rightful in their determination but prove to argue falsely, for they are conspiring like devils on the world over the nonsense they produce this day in the news. <text:s/>They will see their end fruitfully, I'm afraid, know it well and do right by your people in avoiding them entirely.</text:p>
      <text:p text:style-name="P15"/>
      <text:p text:style-name="P16">Inshallah they will not escape. <text:s/>Let us bring it to the next point.</text:p>
      <text:p text:style-name="P16"/>
      <text:p text:style-name="P17">Entry #4</text:p>
      <text:p text:style-name="P17"/>
      <text:p text:style-name="P16">Know it full well Iran plans to use nuclear-capable missiles against the people of the Kingdom of Saudi Arabia, the sooner the better but this plan extends to be done soon, so it must be considered now. <text:s/>Be that a threat or not, promise is ascertained through knowledge gained here, on reactor #8 at Satanz, that devious activity is occurring there and it must be reported, amen. <text:s/>Do it here. <text:s/>Give that 20 minutes to ascertain knowledge on those doings.</text:p>
      <text:p text:style-name="P16"/>
      <text:p text:style-name="P7">Central Intelligence Agency: Our wording is that word from Natanz, not Satanz, was given from director Saheed Von Sumikeen, in that his authority prevailed to note their involvement in something nefarious taking place, that's all we have.</text:p>
      <text:p text:style-name="P5"/>
      <text:p text:style-name="P8">Royal Canadian Mounted Police: RCMP have no verdict here, do know we watch threats and see this one emergent now, over.</text:p>
      <text:p text:style-name="P5"/>
      <text:p text:style-name="P9">[Redacted]: We have no word from Natanz on the issue, do know we see observance factors which indicate a bomb could take place in Saudi Arabia at any time.</text:p>
      <text:p text:style-name="P5"/>
      <text:p text:style-name="P10">Department of Defense: We acknowledge material given and that's that on the issue.</text:p>
      <text:p text:style-name="P5"/>
      <text:p text:style-name="P11">China: We have word but say nothing over it.</text:p>
      <text:p text:style-name="P5"/>
      <text:p text:style-name="P12">Russia: Russia acknowledges a bomb was made, but recently vanished from our sensors. <text:s/>Know it full well it argues to be that device he insinuates to be exact.</text:p>
      <text:p text:style-name="P5"/>
      <text:p text:style-name="P13"><text:soft-page-break/>[Redacted]: [Redacted] assumes the truth has been purveyed here and remain quiet on knowledge about that sort of thing.</text:p>
      <text:p text:style-name="P5"/>
      <text:p text:style-name="P14">Kingdom of Saudi Arabia: The KSA declares war against the Iranian empire if it wishes to threaten us in a certain way, know it we have warning now and will provide the result when it happens, if we do not stop it first. <text:s/>Know well we intend wrong with those who do it!</text:p>
      <text:p text:style-name="P5"/>
      <text:p text:style-name="P15">Djinn: We allege the following about his whereabouts, it's knowledge hard to come by but his determination is that life end elsewhere as a result of his doing, so let it be known his identity can be found in logs in Siberia concerning the factor of Bush Cheney. <text:s/>There was appropriate measures taken then, but nothing serious alleged. <text:s/>Therein note he escaped you there with this plan in mind.</text:p>
      <text:p text:style-name="P15"/>
      <text:p text:style-name="P16">And so be it, there can be no other proof for recourse. <text:s/>That's it for the entries, do know information will prove useful before this ends.</text:p>
      <text:p text:style-name="P16"/>
      <text:p text:style-name="P17">Conclusion</text:p>
      <text:p text:style-name="P17"/>
      <text:p text:style-name="P16">In this I want to state that this document was intended for release, and as a courtesy I provide that your name can be redacted, as well as certain assertions if you wish but with name only the information is quite effective. <text:s/>Note here that knowledge, as well as concluding facts that you would like to add constructively before the end. <text:s/>Give it 20 minutes.</text:p>
      <text:p text:style-name="P16"/>
      <text:p text:style-name="P7">Central Intelligence Agency: We have wishes of good for Matt in his pursuit here, know our name is not important to consider at this point. <text:s/>Know it that we wish well on those here as well, welcoming new faces into the mix, know it certainly provides an entertaining way of doing things.</text:p>
      <text:p text:style-name="P5"/>
      <text:p text:style-name="P8">Royal Canadian Mounted Police: RCMP want to wish well those who participated, know we wish well Matt as well.</text:p>
      <text:p text:style-name="P5"/>
      <text:p text:style-name="P9">[Redacted]: One thing we do love is our name out of it, please.</text:p>
      <text:p text:style-name="P5"/>
      <text:p text:style-name="P10">Department of Defense: We know it plainly, the law requires us to act here. <text:s/>Do know we love warnings like this, do know it well.</text:p>
      <text:p text:style-name="P5"/>
      <text:p text:style-name="P11">China: The government asserts that dominance was achieved here, that is for certain. <text:s/>We will mitigate Sukovsky on our own if we can have that privilege from you all. <text:s/>Know it well we approve all this well.</text:p>
      <text:p text:style-name="P5"/>
      <text:p text:style-name="P12">Russia: Russia says bears act this day, hoo-rah!</text:p>
      <text:p text:style-name="P5"/>
      <text:p text:style-name="P13">[Redacted]: [Redacted] says this, know well we love documents but keep our name out if it, will you?</text:p>
      <text:p text:style-name="P5"/>
      <text:p text:style-name="P14">Kingdom of Saudi Arabia: The Kingdom loves this accord, approving well of the document we see no reason to hide our assertions by redacting the name only. <text:s/>That would prove well with others, but not ourselves, do know our coming in this time!</text:p>
      <text:p text:style-name="P5"/>
      <text:p text:style-name="P15">Djinn: The law proves that indeed, that be said wisely. <text:s/>Know it well we accord the death on them if we could, AROOOO!</text:p>
      <text:p text:style-name="P15"/>
      <text:p text:style-name="P16"><text:soft-page-break/>Ok, so I'll redact those names and send it on, not so big as to hide KSA in this from Baka Lumi, but in a small way private but shared amen. <text:s/>A final word from Allah SWT for the wise:</text:p>
      <text:p text:style-name="P16"/>
      <text:p text:style-name="P18">Know well I applaud Kingdom of Saudi Arabia's travesty upon the enemies they see, but if they so aggress with the machines I give them they will see punishment in the hereafter, they are for defense on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9-07T17:30:45.99</meta:creation-date>
    <dc:date>2022-09-07T20:10:34.06</dc:date>
    <meta:editing-duration>PT17M24S</meta:editing-duration>
    <meta:editing-cycles>2</meta:editing-cycles>
    <meta:generator>OpenOffice/4.1.8$Win32 OpenOffice.org_project/418m3$Build-9803</meta:generator>
    <meta:document-statistic meta:table-count="0" meta:image-count="0" meta:object-count="0" meta:page-count="6" meta:paragraph-count="77" meta:word-count="2338" meta:character-count="12996"/>
  </office:meta>
</office:document-meta>
</file>